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color="#336633" fo:font-size="14pt" style:font-size-asian="14pt"/>
    </style:style>
    <style:style style:name="T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8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9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/>
    </style:style>
    <style:style style:name="T11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1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6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8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P19" style:parent-style-name="Normal" style:family="paragraph">
      <style:text-properties fo:font-size="9pt" style:font-size-asian="9pt"/>
    </style:style>
    <style:style style:name="P20" style:parent-style-name="a_letter" style:family="paragraph">
      <style:paragraph-properties style:text-autospace="ideograph-alpha" fo:margin-bottom="0in" fo:line-height="100%">
        <style:tab-stops/>
      </style:paragraph-properties>
      <style:text-properties style:font-name="Times New Roman" style:font-size-complex="12pt"/>
    </style:style>
    <style:style style:name="T21" style:parent-style-name="DefaultParagraphFont" style:family="text">
      <style:text-properties fo:font-size="9pt" style:font-size-asian="9pt" style:font-size-complex="9pt"/>
    </style:style>
    <style:style style:name="P22" style:parent-style-name="Heading1" style:family="paragraph">
      <style:paragraph-properties fo:text-align="start"/>
      <style:text-properties style:use-window-font-color="true" style:font-size-complex="10pt"/>
    </style:style>
    <style:style style:name="P23" style:parent-style-name="Normal" style:family="paragraph">
      <style:text-properties fo:font-size="9pt" style:font-size-asian="9pt" style:font-size-complex="9pt"/>
    </style:style>
    <style:style style:name="P24" style:parent-style-name="Normal" style:family="paragraph">
      <style:paragraph-properties fo:margin-left="1.5in" fo:text-indent="-1.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2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2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8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P29" style:parent-style-name="Normal" style:family="paragraph">
      <style:paragraph-properties fo:margin-left="1.5in" fo:text-indent="-1.5in">
        <style:tab-stops/>
      </style:paragraph-properties>
    </style:style>
    <style:style style:name="T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3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3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3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3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3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36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P37" style:parent-style-name="Normal" style:family="paragraph">
      <style:paragraph-properties fo:margin-left="1.5in" fo:text-indent="0.5in">
        <style:tab-stops/>
      </style:paragraph-properties>
      <style:text-properties fo:font-size="9pt" style:font-size-asian="9pt" style:font-size-complex="9pt"/>
    </style:style>
    <style:style style:name="T38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4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41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4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4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4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45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46" style:parent-style-name="DefaultParagraphFont" style:family="text">
      <style:text-properties fo:font-size="9pt" style:font-size-asian="9pt" style:font-size-complex="9pt"/>
    </style:style>
    <style:style style:name="T47" style:parent-style-name="DefaultParagraphFont" style:family="text">
      <style:text-properties fo:font-size="9pt" style:font-size-asian="9pt" style:font-size-complex="9pt"/>
    </style:style>
    <style:style style:name="T48" style:parent-style-name="DefaultParagraphFont" style:family="text">
      <style:text-properties fo:font-size="9pt" style:font-size-asian="9pt" style:font-size-complex="9pt"/>
    </style:style>
    <style:style style:name="T49" style:parent-style-name="DefaultParagraphFont" style:family="text">
      <style:text-properties fo:font-size="9pt" style:font-size-asian="9pt" style:font-size-complex="9pt"/>
    </style:style>
    <style:style style:name="T5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5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52" style:parent-style-name="DefaultParagraphFont" style:family="text">
      <style:text-properties fo:font-size="9pt" style:font-size-asian="9pt" style:font-size-complex="9pt"/>
    </style:style>
    <style:style style:name="T53" style:parent-style-name="DefaultParagraphFont" style:family="text">
      <style:text-properties fo:font-size="9pt" style:font-size-asian="9pt" style:font-size-complex="9pt"/>
    </style:style>
    <style:style style:name="T54" style:parent-style-name="DefaultParagraphFont" style:family="text">
      <style:text-properties fo:font-size="9pt" style:font-size-asian="9pt" style:font-size-complex="9pt"/>
    </style:style>
    <style:style style:name="P55" style:parent-style-name="Normal" style:family="paragraph">
      <style:text-properties fo:font-size="9pt" style:font-size-asian="9pt" style:font-size-complex="9pt"/>
    </style:style>
    <style:style style:name="T5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5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5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59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60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61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6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63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P6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6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66" style:parent-style-name="Normal" style:family="paragraph">
      <style:paragraph-properties fo:text-indent="0.5in"/>
    </style:style>
    <style:style style:name="T6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68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6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70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71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7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7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74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7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76" style:parent-style-name="Normal" style:family="paragraph">
      <style:paragraph-properties fo:text-indent="0.5in"/>
    </style:style>
    <style:style style:name="T77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78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79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80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81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8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8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8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85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8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87" style:parent-style-name="Normal" style:family="paragraph">
      <style:paragraph-properties fo:text-indent="0.5in"/>
    </style:style>
    <style:style style:name="T88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89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90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91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9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9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9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95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9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9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99" style:parent-style-name="Normal" style:family="paragraph">
      <style:paragraph-properties fo:text-align="center"/>
      <style:text-properties fo:font-weight="bold" style:font-weight-asian="bold" style:font-weight-complex="bold" fo:color="#0000FF" fo:font-size="9pt" style:font-size-asian="9pt" style:font-size-complex="9pt"/>
    </style:style>
    <style:style style:name="P100" style:parent-style-name="Normal" style:family="paragraph">
      <style:paragraph-properties>
        <style:tab-stops>
          <style:tab-stop style:type="left" style:position="1.25in"/>
        </style:tab-stops>
      </style:paragraph-properties>
    </style:style>
    <style:style style:name="T10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02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03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0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0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06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0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108" style:parent-style-name="Normal" style:family="paragraph">
      <style:paragraph-properties>
        <style:tab-stops>
          <style:tab-stop style:type="left" style:position="1.25in"/>
        </style:tab-stops>
      </style:paragraph-properties>
    </style:style>
    <style:style style:name="T10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1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1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1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13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P114" style:parent-style-name="Normal" style:family="paragraph">
      <style:paragraph-properties>
        <style:tab-stops>
          <style:tab-stop style:type="left" style:position="1.25in"/>
        </style:tab-stops>
      </style:paragraph-properties>
    </style:style>
    <style:style style:name="T11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1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1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18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19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P120" style:parent-style-name="Normal" style:family="paragraph">
      <style:paragraph-properties>
        <style:tab-stops>
          <style:tab-stop style:type="left" style:position="1.25in"/>
        </style:tab-stops>
      </style:paragraph-properties>
    </style:style>
    <style:style style:name="T12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22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23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2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25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P126" style:parent-style-name="Normal" style:family="paragraph">
      <style:paragraph-properties>
        <style:tab-stops>
          <style:tab-stop style:type="left" style:position="1.25in"/>
        </style:tab-stops>
      </style:paragraph-properties>
    </style:style>
    <style:style style:name="T12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28" style:parent-style-name="DefaultParagraphFont" style:family="text">
      <style:text-properties fo:font-size="9pt" style:font-size-asian="9pt" style:font-size-complex="9pt"/>
    </style:style>
    <style:style style:name="T129" style:parent-style-name="DefaultParagraphFont" style:family="text">
      <style:text-properties fo:font-size="9pt" style:font-size-asian="9pt" style:font-size-complex="9pt"/>
    </style:style>
    <style:style style:name="T130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31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P132" style:parent-style-name="Normal" style:family="paragraph">
      <style:paragraph-properties>
        <style:tab-stops>
          <style:tab-stop style:type="left" style:position="1.25in"/>
        </style:tab-stops>
      </style:paragraph-properties>
    </style:style>
    <style:style style:name="T133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34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3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3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3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38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39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40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41" style:parent-style-name="DefaultParagraphFont" style:family="text">
      <style:text-properties fo:font-size="9pt" style:font-size-asian="9pt" style:font-size-complex="9pt"/>
    </style:style>
    <style:style style:name="T142" style:parent-style-name="DefaultParagraphFont" style:family="text">
      <style:text-properties fo:font-size="9pt" style:font-size-asian="9pt" style:font-size-complex="9pt"/>
    </style:style>
    <style:style style:name="P14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14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145" style:parent-style-name="Normal" style:family="paragraph">
      <style:paragraph-properties fo:margin-left="1in" fo:text-indent="0.5in">
        <style:tab-stops/>
      </style:paragraph-properties>
      <style:text-properties fo:font-size="9pt" style:font-size-asian="9pt" style:font-size-complex="9pt"/>
    </style:style>
    <style:style style:name="P146" style:parent-style-name="Normal" style:family="paragraph">
      <style:paragraph-properties fo:margin-left="1in" fo:text-indent="0.5in">
        <style:tab-stops/>
      </style:paragraph-properties>
    </style:style>
    <style:style style:name="T14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48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49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50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51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5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153" style:parent-style-name="Normal" style:family="paragraph">
      <style:paragraph-properties fo:margin-left="1in" fo:text-indent="0.5in">
        <style:tab-stops/>
      </style:paragraph-properties>
    </style:style>
    <style:style style:name="T15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5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5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5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58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59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160" style:parent-style-name="Normal" style:family="paragraph">
      <style:paragraph-properties fo:margin-left="1in" fo:text-indent="0.5in">
        <style:tab-stops/>
      </style:paragraph-properties>
    </style:style>
    <style:style style:name="T161" style:parent-style-name="DefaultParagraphFont" style:family="text">
      <style:text-properties fo:font-size="9pt" style:font-size-asian="9pt" style:font-size-complex="9pt"/>
    </style:style>
    <style:style style:name="T162" style:parent-style-name="DefaultParagraphFont" style:family="text">
      <style:text-properties fo:font-size="9pt" style:font-size-asian="9pt" style:font-size-complex="9pt"/>
    </style:style>
    <style:style style:name="T163" style:parent-style-name="DefaultParagraphFont" style:family="text">
      <style:text-properties fo:font-size="9pt" style:font-size-asian="9pt" style:font-size-complex="9pt"/>
    </style:style>
    <style:style style:name="T164" style:parent-style-name="DefaultParagraphFont" style:family="text">
      <style:text-properties fo:font-size="9pt" style:font-size-asian="9pt" style:font-size-complex="9pt"/>
    </style:style>
    <style:style style:name="T165" style:parent-style-name="DefaultParagraphFont" style:family="text">
      <style:text-properties fo:font-size="9pt" style:font-size-asian="9pt" style:font-size-complex="9pt"/>
    </style:style>
    <style:style style:name="T16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6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68" style:parent-style-name="DefaultParagraphFont" style:family="text">
      <style:text-properties fo:font-weight="bold" style:font-weight-asian="bold"/>
    </style:style>
    <style:style style:name="P169" style:parent-style-name="Normal" style:family="paragraph">
      <style:paragraph-properties fo:text-align="justify"/>
    </style:style>
    <style:style style:name="T170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171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72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73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7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7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7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7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78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79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180" style:parent-style-name="Normal" style:family="paragraph">
      <style:paragraph-properties fo:text-align="justify"/>
      <style:text-properties fo:font-size="9pt" style:font-size-asian="9pt" style:font-size-complex="9pt"/>
    </style:style>
    <style:style style:name="P181" style:parent-style-name="Normal" style:family="paragraph">
      <style:paragraph-properties fo:text-align="justify"/>
    </style:style>
    <style:style style:name="T18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8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8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88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89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90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9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9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9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9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9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9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197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198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199" style:parent-style-name="Normal" style:family="paragraph">
      <style:text-properties fo:font-size="9pt" style:font-size-asian="9pt" style:font-size-complex="9pt"/>
    </style:style>
    <style:style style:name="P200" style:parent-style-name="Normal" style:family="paragraph">
      <style:text-properties fo:font-size="9pt" style:font-size-asian="9pt" style:font-size-complex="9pt"/>
    </style:style>
    <style:style style:name="P2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2" style:parent-style-name="Normal" style:family="paragraph">
      <style:paragraph-properties fo:margin-left="1in" fo:text-indent="0.5in">
        <style:tab-stops/>
      </style:paragraph-properties>
    </style:style>
    <style:style style:name="T20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0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0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0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07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208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2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11" style:parent-style-name="Normal" style:family="paragraph">
      <style:paragraph-properties fo:margin-left="1in" fo:text-indent="0.5in">
        <style:tab-stops/>
      </style:paragraph-properties>
    </style:style>
    <style:style style:name="T21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1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1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1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16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21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218" style:parent-style-name="Normal" style:family="paragraph">
      <style:text-properties style:font-name="Arial" style:font-name-complex="Arial" style:font-weight-complex="bold" fo:font-size="9pt" style:font-size-asian="9pt" style:font-size-complex="9pt"/>
    </style:style>
    <style:style style:name="P2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21" style:parent-style-name="Normal" style:family="paragraph">
      <style:paragraph-properties fo:margin-left="1in" fo:text-indent="0.5in">
        <style:tab-stops/>
      </style:paragraph-properties>
    </style:style>
    <style:style style:name="T22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2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2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2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26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227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22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229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230" style:parent-style-name="Normal" style:family="paragraph">
      <style:paragraph-properties fo:margin-left="1in" fo:text-indent="0.5in">
        <style:tab-stops/>
      </style:paragraph-properties>
    </style:style>
    <style:style style:name="T231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3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3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3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35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23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37" style:parent-style-name="DefaultParagraphFont" style:family="text">
      <style:text-properties fo:font-size="9pt" style:font-size-asian="9pt" style:font-size-complex="9pt"/>
    </style:style>
    <style:style style:name="P238" style:parent-style-name="Normal" style:family="paragraph">
      <style:text-properties fo:font-size="9pt" style:font-size-asian="9pt" style:font-size-complex="9pt"/>
    </style:style>
    <style:style style:name="P239" style:parent-style-name="Normal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240" style:parent-style-name="Normal" style:family="paragraph">
      <style:paragraph-properties fo:text-align="justify"/>
    </style:style>
    <style:style style:name="T241" style:parent-style-name="DefaultParagraphFont" style:family="text">
      <style:text-properties fo:font-weight="bold" style:font-weight-asian="bold" style:font-weight-complex="bold" fo:text-transform="uppercase" fo:font-size="10pt" style:font-size-asian="10pt" style:font-size-complex="10pt"/>
    </style:style>
    <style:style style:name="P242" style:parent-style-name="Normal" style:family="paragraph">
      <style:paragraph-properties fo:text-align="justify" fo:margin-left="1in" fo:text-indent="0.5in">
        <style:tab-stops/>
      </style:paragraph-properties>
    </style:style>
    <style:style style:name="T243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4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45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46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47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248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49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50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51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52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T253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254" style:parent-style-name="DefaultParagraphFont" style:family="text">
      <style:text-properties style:font-name="Arial Unicode MS" style:font-name-asian="Arial Unicode MS" style:font-name-complex="Arial Unicode MS" style:font-weight-complex="bold" fo:font-size="9pt" style:font-size-asian="9pt" style:font-size-complex="9pt"/>
    </style:style>
    <style:style style:name="P255" style:parent-style-name="Normal" style:family="paragraph">
      <style:text-properties style:font-name="Arial" style:font-name-complex="Arial" style:font-weight-complex="bold" fo:font-size="9pt" style:font-size-asian="9pt" style:font-size-complex="9pt"/>
    </style:style>
    <style:style style:name="P256" style:parent-style-name="Normal" style:family="paragraph">
      <style:text-properties style:font-name="Arial" style:font-name-complex="Arial" style:font-weight-complex="bold" fo:font-size="9pt" style:font-size-asian="9pt" style:font-size-complex="9pt"/>
    </style:style>
    <style:style style:name="P257" style:parent-style-name="Normal" style:family="paragraph">
      <style:text-properties style:font-name="Arial" style:font-name-complex="Arial" style:font-weight-complex="bold" fo:font-size="9pt" style:font-size-asian="9pt" style:font-size-complex="9pt"/>
    </style:style>
    <style:style style:name="P258" style:parent-style-name="Normal" style:family="paragraph">
      <style:text-properties style:font-name="Arial" style:font-name-complex="Arial" style:font-weight-complex="bold" fo:font-size="9pt" style:font-size-asian="9pt" style:font-size-complex="9pt"/>
    </style:style>
    <style:style style:name="P259" style:parent-style-name="Normal" style:family="paragraph">
      <style:text-properties style:font-name="Arial" style:font-name-complex="Arial" style:font-weight-complex="bold" fo:font-size="9pt" style:font-size-asian="9pt" style:font-size-complex="9pt"/>
    </style:style>
    <style:style style:name="T260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T261" style:parent-style-name="Hyperlink" style:family="text">
      <style:text-properties style:font-name="Arial" style:font-name-complex="Arial" style:font-weight-complex="bold" fo:font-size="9pt" style:font-size-asian="9pt" style:font-size-complex="9pt"/>
    </style:style>
    <style:style style:name="T262" style:parent-style-name="DefaultParagraphFont" style:family="text">
      <style:text-properties style:font-name="Arial" style:font-name-complex="Arial" style:font-weight-complex="bold" fo:font-size="9pt" style:font-size-asian="9pt" style:font-size-complex="9pt"/>
    </style:style>
    <style:style style:name="P263" style:parent-style-name="Normal" style:family="paragraph">
      <style:text-properties style:font-name="Arial" style:font-name-complex="Arial" style:font-weight-complex="bold" fo:font-size="9pt" style:font-size-asian="9pt" style:font-size-complex="9pt"/>
    </style:style>
    <style:style style:family="graphic" style:name="a0">
      <style:graphic-properties style:wrap="run-through" style:run-through="foreground" draw:fill="none" draw:stroke="solid" svg:stroke-width="0.0208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41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4167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Name of Program/Concentration:<text:s/></text:span><text:span text:style-name="T4"> </text:span><text:span text:style-name="T5"> </text:span><text:span text:style-name="T6"> </text:span><text:span text:style-name="T7"> </text:span><text:span text:style-name="T8"><text:s text:c="61"/></text:span><text:span text:style-name="T9"> </text:span></text:p>
      <text:p text:style-name="P10"/>
      <text:p text:style-name="Normal"><text:span text:style-name="T11">Degree:<text:s/></text:span><text:span text:style-name="T12"> </text:span><text:span text:style-name="T13"> </text:span><text:span text:style-name="T14"> </text:span><text:span text:style-name="T15"> </text:span><text:span text:style-name="T16"><text:s text:c="61"/></text:span><text:span text:style-name="T17"> </text:span><text:span text:style-name="T18"><text:s/>(i.e. M.A.)</text:span></text:p>
      <text:p text:style-name="P19"/>
      <text:p text:style-name="P20"/>
      <text:p text:style-name="Normal"><text:span text:style-name="T21"><draw:connector draw:type="line" svg:x1="0in" svg:y1="0.03403in" svg:x2="6.5in" svg:y2="0.03403in" draw:z-index="251657728" draw:id="id0" draw:style-name="a0" draw:name="Line 3" text:anchor-type="paragraph"><svg:title/><svg:desc/></draw:connector></text:span></text:p>
      <text:h text:style-name="P22" text:outline-level="1"><text:bookmark-start text:name="_Toc97384720"/>DEGREE INFORMATION<text:bookmark-end text:name="_Toc97384720"/></text:h>
      <text:p text:style-name="P23"/>
      <text:p text:style-name="P24"><text:span text:style-name="T25">Degree Offered:</text:span><text:span text:style-name="T26"><text:tab/></text:span><text:span text:style-name="T27"> </text:span><text:span text:style-name="T28"><text:s text:c="42"/></text:span></text:p>
      <text:p text:style-name="P29"><text:span text:style-name="T30">Degree Program:</text:span><text:span text:style-name="T31"><text:tab/></text:span><text:span text:style-name="T32"> </text:span><text:span text:style-name="T33"> </text:span><text:span text:style-name="T34"> </text:span><text:span text:style-name="T35"> </text:span><text:span text:style-name="T36"><text:s text:c="37"/></text:span></text:p>
      <text:p text:style-name="P37"/>
      <text:p text:style-name="Normal"><text:span text:style-name="T38">Concentrations:</text:span><text:span text:style-name="T39"><text:tab/></text:span><text:span text:style-name="T40"><text:tab/></text:span><text:span text:style-name="T41"> </text:span><text:span text:style-name="T42"> </text:span><text:span text:style-name="T43"> </text:span><text:span text:style-name="T44"> </text:span><text:span text:style-name="T45"><text:s text:c="36"/></text:span><text:span text:style-name="T46"><text:tab/></text:span><text:span text:style-name="T47"><text:tab/></text:span><text:span text:style-name="T48"><text:tab/></text:span><text:span text:style-name="T49"><text:tab/></text:span></text:p>
      <text:p text:style-name="Normal"><text:span text:style-name="T50">Program Status:</text:span><text:span text:style-name="T51"><text:tab/></text:span><text:span text:style-name="T52"><text:s text:c="2"/></text:span><text:span text:style-name="T53"><text:tab/></text:span><text:span text:style-name="T54">Active</text:span></text:p>
      <text:p text:style-name="P55"/>
      <text:p text:style-name="Normal"><text:span text:style-name="T56">Program Level:</text:span><text:span text:style-name="T57"><text:tab/></text:span><text:span text:style-name="T58"><text:tab/></text:span><text:span text:style-name="T59"> </text:span><text:span text:style-name="T60"> </text:span><text:span text:style-name="T61"> </text:span><text:span text:style-name="T62"> </text:span><text:span text:style-name="T63"><text:s text:c="38"/></text:span></text:p>
      <text:p text:style-name="P64"/>
      <text:p text:style-name="P65">Admission Deadlines:<text:tab/></text:p>
      <text:p text:style-name="P66"><text:span text:style-name="T67">Fall: <text:s/></text:span><text:span text:style-name="T68"><text:tab/></text:span><text:span text:style-name="T69"><text:tab/></text:span><text:span text:style-name="T70"> </text:span><text:span text:style-name="T71"> </text:span><text:span text:style-name="T72"> </text:span><text:span text:style-name="T73"> </text:span><text:span text:style-name="T74"><text:s text:c="61"/></text:span><text:span text:style-name="T75"> </text:span></text:p>
      <text:p text:style-name="P76"><text:span text:style-name="T77">Spring</text:span><text:span text:style-name="T78">:<text:s/></text:span><text:span text:style-name="T79"><text:tab/></text:span><text:span text:style-name="T80"><text:tab/></text:span><text:span text:style-name="T81"> </text:span><text:span text:style-name="T82"> </text:span><text:span text:style-name="T83"> </text:span><text:span text:style-name="T84"> </text:span><text:span text:style-name="T85"><text:s text:c="61"/></text:span><text:span text:style-name="T86"> </text:span></text:p>
      <text:p text:style-name="P87"><text:span text:style-name="T88">Summer:</text:span><text:span text:style-name="T89"><text:s/></text:span><text:span text:style-name="T90"><text:tab/></text:span><text:span text:style-name="T91"> </text:span><text:span text:style-name="T92"> </text:span><text:span text:style-name="T93"> </text:span><text:span text:style-name="T94"> </text:span><text:span text:style-name="T95"><text:s text:c="61"/></text:span><text:span text:style-name="T96"> </text:span></text:p>
      <text:p text:style-name="Normal"><text:span text:style-name="T97"><draw:connector draw:type="line" svg:x1="0in" svg:y1="0.10903in" svg:x2="6.5in" svg:y2="0.10903in" draw:z-index="251658752" draw:id="id1" draw:style-name="a1" draw:name="Line 4" text:anchor-type="paragraph"><svg:title/><svg:desc/></draw:connector></text:span></text:p>
      <text:p text:style-name="P98">CONTACT INFORMATION</text:p>
      <text:p text:style-name="P99"/>
      <text:p text:style-name="P100"><text:span text:style-name="T101">Program Director:</text:span><text:span text:style-name="T102"><text:tab/></text:span><text:span text:style-name="T103"><text:tab/></text:span><text:span text:style-name="T104"> </text:span><text:span text:style-name="T105"><text:s/></text:span><text:span text:style-name="T106"><text:s text:c="44"/></text:span><text:span text:style-name="T107"> </text:span></text:p>
      <text:p text:style-name="P108"><text:span text:style-name="T109">Other Contact: <text:s text:c="2"/></text:span><text:span text:style-name="T110"><text:tab/></text:span><text:span text:style-name="T111"><text:tab/></text:span><text:span text:style-name="T112"> </text:span><text:span text:style-name="T113"><text:s text:c="46"/></text:span></text:p>
      <text:p text:style-name="P114"><text:span text:style-name="T115">Phone:</text:span><text:span text:style-name="T116"><text:tab/></text:span><text:span text:style-name="T117"><text:tab/></text:span><text:span text:style-name="T118"> </text:span><text:span text:style-name="T119"><text:s text:c="46"/></text:span></text:p>
      <text:p text:style-name="P120"><text:span text:style-name="T121">Fax:</text:span><text:span text:style-name="T122"><text:tab/></text:span><text:span text:style-name="T123"><text:tab/></text:span><text:span text:style-name="T124"> </text:span><text:span text:style-name="T125"><text:s text:c="46"/></text:span></text:p>
      <text:p text:style-name="P126"><text:span text:style-name="T127">Email:</text:span><text:span text:style-name="T128"><text:tab/></text:span><text:span text:style-name="T129"><text:tab/></text:span><text:span text:style-name="T130"> </text:span><text:span text:style-name="T131"><text:s text:c="46"/></text:span></text:p>
      <text:p text:style-name="P132"><text:span text:style-name="T133">Web Address:</text:span><text:span text:style-name="T134"><text:tab/></text:span><text:span text:style-name="T135"><text:tab/></text:span><text:span text:style-name="T136"> </text:span><text:span text:style-name="T137"> </text:span><text:span text:style-name="T138"> </text:span><text:span text:style-name="T139"> </text:span><text:span text:style-name="T140"><text:s text:c="40"/></text:span><text:span text:style-name="T141"><text:s/></text:span><text:span text:style-name="T142"><text:s/></text:span></text:p>
      <text:p text:style-name="P143"/>
      <text:p text:style-name="P144">Mailing Address:</text:p>
      <text:p text:style-name="P145">University of South Florida</text:p>
      <text:p text:style-name="P146"><text:span text:style-name="T147"> </text:span><text:span text:style-name="T148"> </text:span><text:span text:style-name="T149"> </text:span><text:span text:style-name="T150"> </text:span><text:span text:style-name="T151"><text:s text:c="61"/></text:span><text:span text:style-name="T152"> </text:span></text:p>
      <text:p text:style-name="P153"><text:span text:style-name="T154"> </text:span><text:span text:style-name="T155"> </text:span><text:span text:style-name="T156"> </text:span><text:span text:style-name="T157"> </text:span><text:span text:style-name="T158"><text:s text:c="61"/></text:span><text:span text:style-name="T159"> </text:span></text:p>
      <text:p text:style-name="P160"><text:span text:style-name="T161">Tampa</text:span><text:span text:style-name="T162">,<text:s/></text:span><text:span text:style-name="T163">FL</text:span><text:span text:style-name="T164"><text:s text:c="3"/></text:span><text:span text:style-name="T165">33620</text:span></text:p>
      <text:p text:style-name="Normal"><text:span text:style-name="T166"><text:line-break/></text:span><text:span text:style-name="T167"><draw:connector draw:type="line" svg:x1="0in" svg:y1="0.02292in" svg:x2="6.5in" svg:y2="0.02292in" draw:z-index="251656704" draw:id="id2" draw:style-name="a2" draw:name="Line 2" text:anchor-type="paragraph"><svg:title/><svg:desc/></draw:connector></text:span><text:span text:style-name="T168">PROGRAM INFORMATION<text:s/></text:span></text:p>
      <text:p text:style-name="P169"><text:span text:style-name="T170">Description</text:span><text:span text:style-name="T171">: <text:s/></text:span><text:span text:style-name="T172"><text:tab/></text:span><text:span text:style-name="T173"><text:tab/></text:span><text:span text:style-name="T174"> </text:span><text:span text:style-name="T175"> </text:span><text:span text:style-name="T176"> </text:span><text:span text:style-name="T177"> </text:span><text:span text:style-name="T178"><text:s text:c="61"/></text:span><text:span text:style-name="T179"> </text:span></text:p>
      <text:p text:style-name="P180"/>
      <text:p text:style-name="P181"><text:span text:style-name="T182">Accreditation</text:span><text:span text:style-name="T183"><text:tab/></text:span><text:span text:style-name="T184"><text:tab/></text:span><text:span text:style-name="T185"> </text:span><text:span text:style-name="T186"> </text:span><text:span text:style-name="T187"> </text:span><text:span text:style-name="T188"> </text:span><text:span text:style-name="T189"><text:s text:c="61"/></text:span><text:span text:style-name="T190"> </text:span></text:p>
      <text:p text:style-name="Normal"><text:span text:style-name="T191">Major Research Areas:</text:span><text:span text:style-name="T192"><text:tab/></text:span><text:span text:style-name="T193"> </text:span><text:span text:style-name="T194"> </text:span><text:span text:style-name="T195"> </text:span><text:span text:style-name="T196"> </text:span><text:span text:style-name="T197"><text:s text:c="61"/></text:span><text:span text:style-name="T198"> </text:span></text:p>
      <text:p text:style-name="P199"/>
      <text:p text:style-name="P200"/>
      <text:p text:style-name="P201">ADMISSION INFORMATION<text:tab/></text:p>
      <text:p text:style-name="P202"><text:span text:style-name="T203"> </text:span><text:span text:style-name="T204"> </text:span><text:span text:style-name="T205"> </text:span><text:span text:style-name="T206"> </text:span><text:span text:style-name="T207"><text:s text:c="61"/></text:span><text:span text:style-name="T208"> </text:span></text:p>
      <text:p text:style-name="P209"/>
      <text:p text:style-name="P210">Program Admission Requirement s <text:s/>(GRE, Interviews, GPA, <text:s/>etc.)</text:p>
      <text:p text:style-name="P211"><text:span text:style-name="T212"> </text:span><text:span text:style-name="T213"> </text:span><text:span text:style-name="T214"> </text:span><text:span text:style-name="T215"> </text:span><text:span text:style-name="T216"><text:s text:c="61"/></text:span><text:span text:style-name="T217"> </text:span></text:p>
      <text:p text:style-name="P218"/>
      <text:p text:style-name="P219"/>
      <text:p text:style-name="P220">DEGREE PROGRAM REQUIREMENTS (Total hours, Comps, Thesis/dissertation, etc.)</text:p>
      <text:p text:style-name="P221"><text:span text:style-name="T222"> </text:span><text:span text:style-name="T223"> </text:span><text:span text:style-name="T224"> </text:span><text:span text:style-name="T225"> </text:span><text:span text:style-name="T226"><text:s text:c="61"/></text:span><text:span text:style-name="T227"> </text:span></text:p>
      <text:p text:style-name="P228"/>
      <text:p text:style-name="P229">Course Requirements:<text:tab/>(List all required courses)</text:p>
      <text:p text:style-name="P230"><text:span text:style-name="T231"> </text:span><text:span text:style-name="T232"> </text:span><text:span text:style-name="T233"> </text:span><text:span text:style-name="T234"> </text:span><text:span text:style-name="T235"><text:s text:c="61"/></text:span><text:span text:style-name="T236"> </text:span><text:span text:style-name="T237"><text:s/></text:span></text:p>
      <text:p text:style-name="P238"/>
      <text:p text:style-name="P239"/>
      <text:p text:style-name="P240"><text:span text:style-name="T241">Other Requirements</text:span></text:p>
      <text:p text:style-name="P242"><text:span text:style-name="T243"> </text:span><text:span text:style-name="T244"> </text:span><text:span text:style-name="T245"> </text:span><text:span text:style-name="T246"> </text:span><text:span text:style-name="T247"><text:s text:c="61"/></text:span><text:span text:style-name="T248"> </text:span></text:p>
      <text:p text:style-name="Normal"/>
      <text:p text:style-name="Normal"/>
      <text:p text:style-name="Normal">Other information you want to submit:</text:p>
      <text:p text:style-name="Normal"/>
      <text:p text:style-name="Normal"><text:span text:style-name="T249"> </text:span><text:span text:style-name="T250"> </text:span><text:span text:style-name="T251"> </text:span><text:span text:style-name="T252"> </text:span><text:span text:style-name="T253"><text:s text:c="61"/></text:span><text:span text:style-name="T254"> </text:span></text:p>
      <text:p text:style-name="P255"/>
      <text:p text:style-name="P256"/>
      <text:p text:style-name="P257"/>
      <text:p text:style-name="P258"/>
      <text:p text:style-name="P259">Once completed, submit with New or Changed Program/Concentration Proposals.</text:p>
      <text:p text:style-name="Normal"><text:span text:style-name="T260">For questions, contact Carol Hines-Cobb at 974-4239 or<text:s/></text:span><text:a xlink:href="mailto:chines-cobb@grad.usf.edu" office:target-frame-name="_top" xlink:show="replace"><text:span text:style-name="T261">chines-cobb@grad.usf.edu</text:span></text:a><text:span text:style-name="T262"><text:s/></text:span></text:p>
      <text:p text:style-name="P26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justify"/>
      <style:text-properties fo:font-weight="bold" style:font-weight-asian="bold" style:font-weight-complex="bold" fo:color="#0000FF" fo:font-size="10pt" style:font-size-asian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style:font-name="Verdana" fo:font-weight="bold" style:font-weight-asian="bold" style:font-weight-complex="bold" fo:font-size="10pt" style:font-size-asian="10pt" style:font-size-complex="8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a_letter" style:display-name="a_letter" style:family="paragraph" style:parent-style-name="Normal">
      <style:paragraph-properties style:text-autospace="none" fo:margin-bottom="0.15in" style:line-height-at-least="0.1666in">
        <style:tab-stops>
          <style:tab-stop style:type="left" style:position="0.1875in"/>
        </style:tab-stops>
      </style:paragraph-properties>
      <style:text-properties style:font-name="Garamond" style:font-name-complex="Garamond" fo:font-size="9pt" style:font-size-asian="9pt" style:font-size-complex="9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</text:outline-style>
    <style:style style:name="WW_CharLFO1LVL1" style:family="text">
      <style:text-properties style:font-name="Symbol" style:font-name-asian="Times New Roman" style:font-name-complex="Times New Roman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font-weight="bold" style:font-weight-asian="bold" style:font-weight-complex="bold" fo:font-size="9pt" style:font-size-asian="9pt"/>
    </style:style>
  </office:automatic-styles>
  <office:master-styles>
    <style:master-page style:name="MP0" style:page-layout-name="PL0">
      <style:header>
        <text:p text:style-name="P2">USF Graduate Catalog TBA –<text:tab/><text:tab/>Catalog Templat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ame of Program/Concentration:</dc:title>
    <dc:description/>
    <dc:subject/>
    <meta:initial-creator>chinescobb</meta:initial-creator>
    <dc:creator>Ashley David</dc:creator>
    <meta:creation-date>2015-06-03T14:24:00Z</meta:creation-date>
    <dc:date>2015-06-03T14:24:00Z</dc:date>
    <meta:print-date>2005-09-07T17:51:00Z</meta:print-date>
    <meta:template xlink:href="Normal" xlink:type="simple"/>
    <meta:editing-cycles>2</meta:editing-cycles>
    <meta:editing-duration>PT60S</meta:editing-duration>
    <meta:document-statistic meta:page-count="2" meta:paragraph-count="5" meta:word-count="424" meta:character-count="2842" meta:row-count="20" meta:non-whitespace-character-count="2423"/>
  </office:meta>
</office:document-meta>
</file>